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45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0.54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row table:style-name="ro1">
          <table:table-cell table:style-name="ce1" office:value-type="string" table:number-columns-spanned="5" table:number-rows-spanned="1">
            <text:p>Drift tracks distance</text:p>
          </table:table-cell>
          <table:covered-table-cell table:number-columns-repeated="4" table:style-name="ce4"/>
        </table:table-row>
        <table:table-row table:style-name="ro1">
          <table:table-cell table:style-name="Default"/>
          <table:table-cell table:style-name="ce1" office:value-type="string" table:number-columns-spanned="2" table:number-rows-spanned="1">
            <text:p>After simulate</text:p>
          </table:table-cell>
          <table:covered-table-cell table:style-name="Default"/>
          <table:table-cell table:style-name="ce1" office:value-type="string" table:number-columns-spanned="2" table:number-rows-spanned="1">
            <text:p>Before simulate</text:p>
          </table:table-cell>
          <table:covered-table-cell table:style-name="Default"/>
        </table:table-row>
        <table:table-row table:style-name="ro1">
          <table:table-cell office:value-type="string">
            <text:p>ID</text:p>
          </table:table-cell>
          <table:table-cell office:value-type="string">
            <text:p>distance</text:p>
          </table:table-cell>
          <table:table-cell office:value-type="string">
            <text:p>STD</text:p>
          </table:table-cell>
          <table:table-cell table:style-name="ce2" office:value-type="string">
            <text:p>distance</text:p>
          </table:table-cell>
          <table:table-cell office:value-type="string">
            <text:p>STD</text:p>
          </table:table-cell>
        </table:table-row>
        <table:table-row table:style-name="ro1">
          <table:table-cell office:value-type="float" office:value="19886981">
            <text:p>19886981</text:p>
          </table:table-cell>
          <table:table-cell office:value-type="float" office:value="9.8589881046">
            <text:p>9.8589881046</text:p>
          </table:table-cell>
          <table:table-cell office:value-type="float" office:value="8.1939602711">
            <text:p>8.1939602711</text:p>
          </table:table-cell>
          <table:table-cell office:value-type="string">
            <text:p>16.916</text:p>
          </table:table-cell>
          <table:table-cell office:value-type="float" office:value="9.102">
            <text:p>9.102</text:p>
          </table:table-cell>
        </table:table-row>
        <table:table-row table:style-name="ro1">
          <table:table-cell office:value-type="float" office:value="19886970">
            <text:p>19886970</text:p>
          </table:table-cell>
          <table:table-cell office:value-type="float" office:value="12.947909733">
            <text:p>12.947909733</text:p>
          </table:table-cell>
          <table:table-cell office:value-type="float" office:value="9.203294083">
            <text:p>9.203294083</text:p>
          </table:table-cell>
          <table:table-cell office:value-type="string">
            <text:p>8.727</text:p>
          </table:table-cell>
          <table:table-cell office:value-type="float" office:value="4.385">
            <text:p>4.385</text:p>
          </table:table-cell>
        </table:table-row>
        <table:table-row table:style-name="ro1">
          <table:table-cell office:value-type="float" office:value="19886971">
            <text:p>19886971</text:p>
          </table:table-cell>
          <table:table-cell office:value-type="float" office:value="11.9480643582">
            <text:p>11.9480643582</text:p>
          </table:table-cell>
          <table:table-cell office:value-type="float" office:value="8.9307359784">
            <text:p>8.9307359784</text:p>
          </table:table-cell>
          <table:table-cell office:value-type="string">
            <text:p>40.371</text:p>
          </table:table-cell>
          <table:table-cell office:value-type="float" office:value="21.367">
            <text:p>21.367</text:p>
          </table:table-cell>
        </table:table-row>
        <table:table-row table:style-name="ro1">
          <table:table-cell office:value-type="float" office:value="19886973">
            <text:p>19886973</text:p>
          </table:table-cell>
          <table:table-cell office:value-type="float" office:value="10.5347168838">
            <text:p>10.5347168838</text:p>
          </table:table-cell>
          <table:table-cell office:value-type="float" office:value="8.5547811291">
            <text:p>8.5547811291</text:p>
          </table:table-cell>
          <table:table-cell office:value-type="string">
            <text:p>18.889</text:p>
          </table:table-cell>
          <table:table-cell office:value-type="float" office:value="11.827">
            <text:p>11.827</text:p>
          </table:table-cell>
        </table:table-row>
        <table:table-row table:style-name="ro1">
          <table:table-cell office:value-type="float" office:value="19886974">
            <text:p>19886974</text:p>
          </table:table-cell>
          <table:table-cell office:value-type="float" office:value="15.1233879113">
            <text:p>15.1233879113</text:p>
          </table:table-cell>
          <table:table-cell office:value-type="float" office:value="10.1567595418">
            <text:p>10.1567595418</text:p>
          </table:table-cell>
          <table:table-cell office:value-type="string">
            <text:p>6.827</text:p>
          </table:table-cell>
          <table:table-cell office:value-type="float" office:value="3.559">
            <text:p>3.559</text:p>
          </table:table-cell>
        </table:table-row>
        <table:table-row table:style-name="ro1">
          <table:table-cell office:value-type="float" office:value="19886975">
            <text:p>19886975</text:p>
          </table:table-cell>
          <table:table-cell office:value-type="float" office:value="9.3456377204">
            <text:p>9.3456377204</text:p>
          </table:table-cell>
          <table:table-cell office:value-type="float" office:value="7.3432899514">
            <text:p>7.3432899514</text:p>
          </table:table-cell>
          <table:table-cell office:value-type="string">
            <text:p>22.380</text:p>
          </table:table-cell>
          <table:table-cell office:value-type="float" office:value="11.622">
            <text:p>11.622</text:p>
          </table:table-cell>
        </table:table-row>
        <table:table-row table:style-name="ro1">
          <table:table-cell office:value-type="float" office:value="19886976">
            <text:p>19886976</text:p>
          </table:table-cell>
          <table:table-cell office:value-type="float" office:value="12.9305158612">
            <text:p>12.9305158612</text:p>
          </table:table-cell>
          <table:table-cell office:value-type="float" office:value="11.1586290934">
            <text:p>11.1586290934</text:p>
          </table:table-cell>
          <table:table-cell office:value-type="string">
            <text:p>14.798</text:p>
          </table:table-cell>
          <table:table-cell office:value-type="float" office:value="6.875">
            <text:p>6.875</text:p>
          </table:table-cell>
        </table:table-row>
        <table:table-row table:style-name="ro1">
          <table:table-cell office:value-type="float" office:value="19886977">
            <text:p>19886977</text:p>
          </table:table-cell>
          <table:table-cell office:value-type="float" office:value="12.6694396222">
            <text:p>12.6694396222</text:p>
          </table:table-cell>
          <table:table-cell office:value-type="float" office:value="8.7776735626">
            <text:p>8.7776735626</text:p>
          </table:table-cell>
          <table:table-cell office:value-type="string">
            <text:p>15.206</text:p>
          </table:table-cell>
          <table:table-cell office:value-type="float" office:value="8.302">
            <text:p>8.302</text:p>
          </table:table-cell>
        </table:table-row>
        <table:table-row table:style-name="ro1">
          <table:table-cell office:value-type="float" office:value="19886978">
            <text:p>19886978</text:p>
          </table:table-cell>
          <table:table-cell office:value-type="float" office:value="9.9118420123">
            <text:p>9.9118420123</text:p>
          </table:table-cell>
          <table:table-cell office:value-type="float" office:value="7.8799307493">
            <text:p>7.8799307493</text:p>
          </table:table-cell>
          <table:table-cell office:value-type="string">
            <text:p>9.880</text:p>
          </table:table-cell>
          <table:table-cell office:value-type="float" office:value="6.552">
            <text:p>6.552</text:p>
          </table:table-cell>
        </table:table-row>
        <table:table-row table:style-name="ro1">
          <table:table-cell office:value-type="float" office:value="19886979">
            <text:p>19886979</text:p>
          </table:table-cell>
          <table:table-cell office:value-type="float" office:value="7.7006882383">
            <text:p>7.7006882383</text:p>
          </table:table-cell>
          <table:table-cell office:value-type="float" office:value="4.4226155787">
            <text:p>4.4226155787</text:p>
          </table:table-cell>
          <table:table-cell office:value-type="string">
            <text:p>2.457</text:p>
          </table:table-cell>
          <table:table-cell office:value-type="float" office:value="1.562">
            <text:p>1.562</text:p>
          </table:table-cell>
        </table:table-row>
        <table:table-row table:style-name="ro1">
          <table:table-cell office:value-type="float" office:value="19886983">
            <text:p>19886983</text:p>
          </table:table-cell>
          <table:table-cell office:value-type="float" office:value="14.8529945811">
            <text:p>14.8529945811</text:p>
          </table:table-cell>
          <table:table-cell office:value-type="float" office:value="12.4970003012">
            <text:p>12.4970003012</text:p>
          </table:table-cell>
          <table:table-cell office:value-type="string">
            <text:p>11.909</text:p>
          </table:table-cell>
          <table:table-cell office:value-type="float" office:value="4.299">
            <text:p>4.299</text:p>
          </table:table-cell>
        </table:table-row>
        <table:table-row table:style-name="ro1">
          <table:table-cell office:value-type="float" office:value="19886984">
            <text:p>19886984</text:p>
          </table:table-cell>
          <table:table-cell office:value-type="float" office:value="13.0685378337">
            <text:p>13.0685378337</text:p>
          </table:table-cell>
          <table:table-cell office:value-type="float" office:value="8.0547912249">
            <text:p>8.0547912249</text:p>
          </table:table-cell>
          <table:table-cell office:value-type="string">
            <text:p>16.010</text:p>
          </table:table-cell>
          <table:table-cell office:value-type="float" office:value="8.93">
            <text:p>8.93</text:p>
          </table:table-cell>
        </table:table-row>
        <table:table-row table:style-name="ro1">
          <table:table-cell office:value-type="float" office:value="19886986">
            <text:p>19886986</text:p>
          </table:table-cell>
          <table:table-cell office:value-type="float" office:value="13.5165779948">
            <text:p>13.5165779948</text:p>
          </table:table-cell>
          <table:table-cell office:value-type="float" office:value="8.3637485294">
            <text:p>8.3637485294</text:p>
          </table:table-cell>
          <table:table-cell office:value-type="string">
            <text:p>6.258</text:p>
          </table:table-cell>
          <table:table-cell office:value-type="float" office:value="3.942">
            <text:p>3.942</text:p>
          </table:table-cell>
        </table:table-row>
        <table:table-row table:style-name="ro1">
          <table:table-cell office:value-type="float" office:value="19886989">
            <text:p>19886989</text:p>
          </table:table-cell>
          <table:table-cell office:value-type="float" office:value="12.9113192244">
            <text:p>12.9113192244</text:p>
          </table:table-cell>
          <table:table-cell office:value-type="float" office:value="11.9024340214">
            <text:p>11.9024340214</text:p>
          </table:table-cell>
          <table:table-cell office:value-type="string">
            <text:p>26.749</text:p>
          </table:table-cell>
          <table:table-cell office:value-type="float" office:value="11.513">
            <text:p>11.513</text:p>
          </table:table-cell>
        </table:table-row>
        <table:table-row table:style-name="ro1">
          <table:table-cell office:value-type="float" office:value="19899842">
            <text:p>19899842</text:p>
          </table:table-cell>
          <table:table-cell office:value-type="float" office:value="12.8222295249">
            <text:p>12.8222295249</text:p>
          </table:table-cell>
          <table:table-cell office:value-type="float" office:value="7.4375482952">
            <text:p>7.4375482952</text:p>
          </table:table-cell>
          <table:table-cell office:value-type="string">
            <text:p>7.624</text:p>
          </table:table-cell>
          <table:table-cell office:value-type="float" office:value="3.523">
            <text:p>3.523</text:p>
          </table:table-cell>
        </table:table-row>
        <table:table-row table:style-name="ro1">
          <table:table-cell office:value-type="float" office:value="19899843">
            <text:p>19899843</text:p>
          </table:table-cell>
          <table:table-cell office:value-type="float" office:value="32.6152750899">
            <text:p>32.6152750899</text:p>
          </table:table-cell>
          <table:table-cell office:value-type="float" office:value="25.1824376737">
            <text:p>25.1824376737</text:p>
          </table:table-cell>
          <table:table-cell office:value-type="string">
            <text:p>16.879</text:p>
          </table:table-cell>
          <table:table-cell office:value-type="float" office:value="14.309">
            <text:p>14.309</text:p>
          </table:table-cell>
        </table:table-row>
        <table:table-row table:style-name="ro1">
          <table:table-cell office:value-type="float" office:value="19899844">
            <text:p>19899844</text:p>
          </table:table-cell>
          <table:table-cell office:value-type="float" office:value="11.4354676786">
            <text:p>11.4354676786</text:p>
          </table:table-cell>
          <table:table-cell office:value-type="float" office:value="6.7089237709">
            <text:p>6.7089237709</text:p>
          </table:table-cell>
          <table:table-cell office:value-type="string">
            <text:p>9.362</text:p>
          </table:table-cell>
          <table:table-cell office:value-type="float" office:value="4.699">
            <text:p>4.699</text:p>
          </table:table-cell>
        </table:table-row>
        <table:table-row table:style-name="ro1">
          <table:table-cell office:value-type="float" office:value="19899845">
            <text:p>19899845</text:p>
          </table:table-cell>
          <table:table-cell office:value-type="float" office:value="12.6099931124">
            <text:p>12.6099931124</text:p>
          </table:table-cell>
          <table:table-cell office:value-type="float" office:value="7.3291810367">
            <text:p>7.3291810367</text:p>
          </table:table-cell>
          <table:table-cell office:value-type="string">
            <text:p>9.070</text:p>
          </table:table-cell>
          <table:table-cell office:value-type="float" office:value="4.973">
            <text:p>4.973</text:p>
          </table:table-cell>
        </table:table-row>
        <table:table-row table:style-name="ro2">
          <table:table-cell office:value-type="float" office:value="19899848">
            <text:p>1989984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10.649</text:p>
          </table:table-cell>
          <table:table-cell office:value-type="float" office:value="5.139">
            <text:p>5.139</text:p>
          </table:table-cell>
        </table:table-row>
        <table:table-row table:style-name="ro1">
          <table:table-cell office:value-type="float" office:value="19899850">
            <text:p>19899850</text:p>
          </table:table-cell>
          <table:table-cell office:value-type="float" office:value="12.3862081315">
            <text:p>12.3862081315</text:p>
          </table:table-cell>
          <table:table-cell office:value-type="float" office:value="7.5279413948">
            <text:p>7.5279413948</text:p>
          </table:table-cell>
          <table:table-cell office:value-type="string">
            <text:p>7.657</text:p>
          </table:table-cell>
          <table:table-cell office:value-type="float" office:value="4.401">
            <text:p>4.401</text:p>
          </table:table-cell>
        </table:table-row>
        <table:table-row table:style-name="ro2">
          <table:table-cell office:value-type="float" office:value="19899854">
            <text:p>1989985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36.287</text:p>
          </table:table-cell>
          <table:table-cell office:value-type="float" office:value="16.377">
            <text:p>16.377</text:p>
          </table:table-cell>
        </table:table-row>
        <table:table-row table:style-name="ro2">
          <table:table-cell office:value-type="float" office:value="19900201">
            <text:p>1990020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5.446</text:p>
          </table:table-cell>
          <table:table-cell office:value-type="float" office:value="1.819">
            <text:p>1.819</text:p>
          </table:table-cell>
        </table:table-row>
        <table:table-row table:style-name="ro2">
          <table:table-cell office:value-type="float" office:value="19905204">
            <text:p>1990520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11.278</text:p>
          </table:table-cell>
          <table:table-cell office:value-type="float" office:value="5.853">
            <text:p>5.853</text:p>
          </table:table-cell>
        </table:table-row>
        <table:table-row table:style-name="ro1">
          <table:table-cell office:value-type="float" office:value="19905205">
            <text:p>19905205</text:p>
          </table:table-cell>
          <table:table-cell office:value-type="float" office:value="11.1686924205">
            <text:p>11.1686924205</text:p>
          </table:table-cell>
          <table:table-cell office:value-type="float" office:value="5.9154199953">
            <text:p>5.9154199953</text:p>
          </table:table-cell>
          <table:table-cell office:value-type="string">
            <text:p>9.050</text:p>
          </table:table-cell>
          <table:table-cell office:value-type="float" office:value="3.94">
            <text:p>3.94</text:p>
          </table:table-cell>
        </table:table-row>
        <table:table-row table:style-name="ro2">
          <table:table-cell office:value-type="float" office:value="19907202">
            <text:p>1990720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10.122</text:p>
          </table:table-cell>
          <table:table-cell office:value-type="float" office:value="5.799">
            <text:p>5.799</text:p>
          </table:table-cell>
        </table:table-row>
        <table:table-row table:style-name="ro1">
          <table:table-cell office:value-type="float" office:value="19912201">
            <text:p>19912201</text:p>
          </table:table-cell>
          <table:table-cell office:value-type="float" office:value="10.1251173014">
            <text:p>10.1251173014</text:p>
          </table:table-cell>
          <table:table-cell office:value-type="float" office:value="5.6351995397">
            <text:p>5.6351995397</text:p>
          </table:table-cell>
          <table:table-cell office:value-type="string">
            <text:p>9.475</text:p>
          </table:table-cell>
          <table:table-cell office:value-type="float" office:value="3.782">
            <text:p>3.782</text:p>
          </table:table-cell>
        </table:table-row>
        <table:table-row table:style-name="ro1">
          <table:table-cell office:value-type="float" office:value="19912202">
            <text:p>19912202</text:p>
          </table:table-cell>
          <table:table-cell office:value-type="float" office:value="9.4494755452">
            <text:p>9.4494755452</text:p>
          </table:table-cell>
          <table:table-cell office:value-type="float" office:value="4.9575872881">
            <text:p>4.9575872881</text:p>
          </table:table-cell>
          <table:table-cell office:value-type="string">
            <text:p>10.091</text:p>
          </table:table-cell>
          <table:table-cell office:value-type="float" office:value="6.761">
            <text:p>6.761</text:p>
          </table:table-cell>
        </table:table-row>
        <table:table-row table:style-name="ro1">
          <table:table-cell office:value-type="float" office:value="19912203">
            <text:p>19912203</text:p>
          </table:table-cell>
          <table:table-cell office:value-type="float" office:value="7.3585433506">
            <text:p>7.3585433506</text:p>
          </table:table-cell>
          <table:table-cell office:value-type="float" office:value="4.0330090288">
            <text:p>4.0330090288</text:p>
          </table:table-cell>
          <table:table-cell office:value-type="string">
            <text:p>5.027</text:p>
          </table:table-cell>
          <table:table-cell office:value-type="float" office:value="3.427">
            <text:p>3.427</text:p>
          </table:table-cell>
        </table:table-row>
        <table:table-row table:style-name="ro1">
          <table:table-cell office:value-type="float" office:value="19915202">
            <text:p>19915202</text:p>
          </table:table-cell>
          <table:table-cell office:value-type="float" office:value="9.3158054377">
            <text:p>9.3158054377</text:p>
          </table:table-cell>
          <table:table-cell office:value-type="float" office:value="4.8537284209">
            <text:p>4.8537284209</text:p>
          </table:table-cell>
          <table:table-cell office:value-type="string">
            <text:p>9.366</text:p>
          </table:table-cell>
          <table:table-cell office:value-type="float" office:value="6.78">
            <text:p>6.78</text:p>
          </table:table-cell>
        </table:table-row>
        <table:table-row table:style-name="ro1">
          <table:table-cell office:value-type="float" office:value="19915203">
            <text:p>19915203</text:p>
          </table:table-cell>
          <table:table-cell office:value-type="float" office:value="12.1256569402">
            <text:p>12.1256569402</text:p>
          </table:table-cell>
          <table:table-cell office:value-type="float" office:value="5.9702596416">
            <text:p>5.9702596416</text:p>
          </table:table-cell>
          <table:table-cell office:value-type="string">
            <text:p>9.172</text:p>
          </table:table-cell>
          <table:table-cell office:value-type="float" office:value="5.462">
            <text:p>5.462</text:p>
          </table:table-cell>
        </table:table-row>
        <table:table-row table:style-name="ro1">
          <table:table-cell office:value-type="float" office:value="19944371">
            <text:p>19944371</text:p>
          </table:table-cell>
          <table:table-cell office:value-type="float" office:value="13.3350320064">
            <text:p>13.3350320064</text:p>
          </table:table-cell>
          <table:table-cell office:value-type="float" office:value="7.6880062678">
            <text:p>7.6880062678</text:p>
          </table:table-cell>
          <table:table-cell office:value-type="string">
            <text:p>4.691</text:p>
          </table:table-cell>
          <table:table-cell office:value-type="float" office:value="2.343">
            <text:p>2.343</text:p>
          </table:table-cell>
        </table:table-row>
        <table:table-row table:style-name="ro1">
          <table:table-cell office:value-type="float" office:value="19944472">
            <text:p>19944472</text:p>
          </table:table-cell>
          <table:table-cell office:value-type="float" office:value="10.5012469209">
            <text:p>10.5012469209</text:p>
          </table:table-cell>
          <table:table-cell office:value-type="float" office:value="5.4105903725">
            <text:p>5.4105903725</text:p>
          </table:table-cell>
          <table:table-cell office:value-type="string">
            <text:p>6.599</text:p>
          </table:table-cell>
          <table:table-cell office:value-type="float" office:value="4.403">
            <text:p>4.403</text:p>
          </table:table-cell>
        </table:table-row>
        <table:table-row table:style-name="ro1">
          <table:table-cell office:value-type="float" office:value="19944474">
            <text:p>19944474</text:p>
          </table:table-cell>
          <table:table-cell office:value-type="float" office:value="13.1495449073">
            <text:p>13.1495449073</text:p>
          </table:table-cell>
          <table:table-cell office:value-type="float" office:value="7.6998918985">
            <text:p>7.6998918985</text:p>
          </table:table-cell>
          <table:table-cell office:value-type="string">
            <text:p>11.456</text:p>
          </table:table-cell>
          <table:table-cell office:value-type="float" office:value="4.56">
            <text:p>4.56</text:p>
          </table:table-cell>
        </table:table-row>
        <table:table-row table:style-name="ro2">
          <table:table-cell office:value-type="float" office:value="19954471">
            <text:p>1995447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39.594</text:p>
          </table:table-cell>
          <table:table-cell office:value-type="float" office:value="21.653">
            <text:p>21.653</text:p>
          </table:table-cell>
        </table:table-row>
        <table:table-row table:style-name="ro1">
          <table:table-cell office:value-type="float" office:value="19965471">
            <text:p>19965471</text:p>
          </table:table-cell>
          <table:table-cell office:value-type="string">
            <text:p>7.13803607666km</text:p>
          </table:table-cell>
          <table:table-cell office:value-type="float" office:value="7.1933089391">
            <text:p>7.1933089391</text:p>
          </table:table-cell>
          <table:table-cell office:value-type="string">
            <text:p>8.748</text:p>
          </table:table-cell>
          <table:table-cell office:value-type="float" office:value="5.232">
            <text:p>5.232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office:value-type="float" office:value="12.3471038731">
            <text:p>12.3471038731</text:p>
          </table:table-cell>
          <table:table-cell table:style-name="ce3" office:value-type="float" office:value="8.2407819855">
            <text:p>8.2407819855</text:p>
          </table:table-cell>
          <table:table-cell table:style-name="ce6" office:value-type="string">
            <text:p>18.346</text:p>
          </table:table-cell>
          <table:table-cell table:style-name="ce3" office:value-type="float" office:value="8.515">
            <text:p>8.5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6/05/2013</text:date>, <text:time>12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05T12:08:08</dc:date>
    <dc:creator>jmanning </dc:creator>
    <meta:generator>LibreOffice/3.3$Unix LibreOffice_project/330m19$Build-401</meta:generator>
    <meta:editing-duration>PT1M21S</meta:editing-duration>
    <meta:editing-cycles>1</meta:editing-cycles>
    <meta:document-statistic meta:table-count="1" meta:cell-count="188" meta:object-count="0"/>
  </office:meta>
</office:document-meta>
</file>